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90000017A46E0A50CD93B3AD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000000" draw:textarea-vertical-align="middle" draw:color-mode="standard" draw:luminance="0%" draw:contrast="0%" draw:gamma="100%" draw:red="0%" draw:green="0%" draw:blue="0%" fo:clip="rect(-0.046cm, 0cm, 0cm, -0.025cm)" draw:image-opacity="100%" style:mirror="none"/>
    </style:style>
    <style:style style:name="P1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798cm" svg:height="10.061cm" draw:transform="skewX (-4.40780500791741E-017) rotate (0.295309709437441) translate (1.165cm 6.445cm)">
          <draw:image xlink:href="Pictures/10000000000002790000017A46E0A50CD93B3ADB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1T23:33:19.114000000</dc:date>
    <meta:editing-duration>PT2M21S</meta:editing-duration>
    <meta:editing-cycles>1</meta:editing-cycles>
    <meta:document-statistic meta:object-count="1"/>
    <meta:generator>LibreOffice/6.1.2.1$Windows_X86_64 LibreOffice_project/65905a128db06ba48db947242809d14d3f9a93fe</meta:generator>
  </office:meta>
</office:document-meta>
</file>